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79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5.565cm"/>
    </style:style>
    <style:style style:name="co4" style:family="table-column">
      <style:table-column-properties fo:break-before="auto" style:column-width="5.895cm"/>
    </style:style>
    <style:style style:name="co5" style:family="table-column">
      <style:table-column-properties fo:break-before="auto" style:column-width="5.731cm"/>
    </style:style>
    <style:style style:name="co6" style:family="table-column">
      <style:table-column-properties fo:break-before="auto" style:column-width="6.978cm"/>
    </style:style>
    <style:style style:name="co7" style:family="table-column">
      <style:table-column-properties fo:break-before="auto" style:column-width="14.30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Image Name</text:p>
          </table:table-cell>
          <table:table-cell office:value-type="string">
            <text:p>Location</text:p>
          </table:table-cell>
          <table:table-cell office:value-type="string">
            <text:p>Collection</text:p>
          </table:table-cell>
          <table:table-cell office:value-type="string">
            <text:p>Original Name</text:p>
          </table:table-cell>
          <table:table-cell office:value-type="string">
            <text:p>Acquired From</text:p>
          </table:table-cell>
          <table:table-cell office:value-type="string">
            <text:p>License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account_option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accoun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account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addres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admin_consol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archiv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btn_locked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btn_unlocked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bug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cash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cdr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charg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delet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contact_add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contac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contact_retriev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contact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dat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fil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folder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history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hom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icon_movedown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icon_movelef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icon_moverigh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icon_moveup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icon-shoppingcart_small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invoic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lady-debug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logou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MsgError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MsgNotic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not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option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original_names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paymen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pdf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plan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plan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provisioning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report_email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report_instan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repor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servic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table:style-name="Default"/>
          <table:table-cell office:value-type="string">
            <text:p>email.png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2">12/07/2007</text:date>, <text:time>11:4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flame</meta:initial-creator>
    <meta:creation-date>2007-01-28T13:52:04</meta:creation-date>
    <dc:creator>flame</dc:creator>
    <dc:date>2007-07-12T11:49:07</dc:date>
    <dc:language>en-AU</dc:language>
    <meta:editing-cycles>9</meta:editing-cycles>
    <meta:user-defined meta:name="Info 1"/>
    <meta:user-defined meta:name="Info 2"/>
    <meta:user-defined meta:name="Info 3"/>
    <meta:user-defined meta:name="Info 4"/>
    <meta:document-statistic meta:table-count="3" meta:cell-count="272"/>
  </office:meta>
</office:document-meta>
</file>